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276cd"/>
    </style:style>
    <style:style style:name="T2" style:family="text">
      <style:text-properties officeooo:rsid="0013cb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NTITIES:</text:p>
      <text:p text:style-name="Standard">przycisk 1,2,3,4</text:p>
      <text:p text:style-name="Standard">lampka 1,2,3,4</text:p>
      <text:p text:style-name="Standard">czujniki c1,c2,c3</text:p>
      <text:p text:style-name="Standard">warsztaty w1,w2,w3</text:p>
      <text:p text:style-name="Standard">głośnik</text:p>
      <text:p text:style-name="Standard">laser</text:p>
      <text:p text:style-name="Standard">taśma</text:p>
      <text:p text:style-name="Standard"/>
      <text:p text:style-name="Standard">Potrzebne będą zmienne P1state,P2state,P3state (w które się włączą też te warsztaty) oraz ewentualne zmienne na tryb lampek (może nie?)</text:p>
      <text:p text:style-name="Standard"/>
      <text:p text:style-name="Standard">Stany P1 (w incie albo na 3 bitach, zobaczymy) :</text:p>
      <text:p text:style-name="Standard">0-nietknięty <text:s text:c="2"/><text:span text:style-name="T2">000</text:span></text:p>
      <text:p text:style-name="P3">1-wysłany do stanowiska <text:span text:style-name="T2">001</text:span></text:p>
      <text:p text:style-name="Standard">2-pod czujką na odpowiednim stanowisku <text:span text:style-name="T2">011</text:span></text:p>
      <text:p text:style-name="Standard">3-w warsztacie niezłożony <text:span text:style-name="T2">010</text:span></text:p>
      <text:p text:style-name="Standard">4-złożony częściowo <text:span text:style-name="T2">110</text:span></text:p>
      <text:p text:style-name="P3">5-wysłany na końcówkę <text:span text:style-name="T2">111</text:span></text:p>
      <text:p text:style-name="Standard">6-na końcu i niech lampka świeci <text:span text:style-name="T2">101</text:span></text:p>
      <text:p text:style-name="Standard">7-na końcu i niech głośnik gra <text:span text:style-name="T2">100</text:span></text:p>
      <text:p text:style-name="Standard"/>
      <text:p text:style-name="Standard">PRZYCISKI</text:p>
      <text:p text:style-name="Standard"/>
      <text:p text:style-name="Standard">Jeśli naciśnięty P1 to{</text:p>
      <text:p text:style-name="Standard">Jeśli P1state=3 to P1state-&gt;4</text:p>
      <text:p text:style-name="Standard">Jeśli taśma=0 i P1state=0 to P1state-&gt;1 i taśma-&gt;1</text:p>
      <text:p text:style-name="Standard">}</text:p>
      <text:p text:style-name="Standard"/>
      <text:p text:style-name="Standard">Jeśli naciśnięty P2 to{</text:p>
      <text:p text:style-name="Standard">Jeśli P2state=3 to P2state-&gt;4</text:p>
      <text:p text:style-name="Standard">Jeśli taśma=0 i P2state=0 to P2state-&gt;1 i taśma-&gt;1</text:p>
      <text:p text:style-name="Standard">}</text:p>
      <text:p text:style-name="Standard"/>
      <text:p text:style-name="Standard">Jeśli naciśnięty P3 to{</text:p>
      <text:p text:style-name="Standard">Jeśli P3state=3 to P3state-&gt;4</text:p>
      <text:p text:style-name="Standard">Jeśli taśma=0 i P3state=0 to P3state-&gt;1 i taśma-&gt;1</text:p>
      <text:p text:style-name="Standard">}</text:p>
      <text:p text:style-name="Standard"/>
      <text:p text:style-name="Standard"/>
      <text:p text:style-name="Standard"/>
      <text:p text:style-name="Standard">TAŚMA I STATE'y:</text:p>
      <text:p text:style-name="Standard">defaultowo taśma=0</text:p>
      <text:p text:style-name="Standard">/*</text:p>
      <text:p text:style-name="Standard">Jeśli P1state=1 i C1=0 to taśma-&gt;1</text:p>
      <text:p text:style-name="Standard">Jeśli P2state=1 i C2=0 to taśma-&gt;1</text:p>
      <text:p text:style-name="Standard">Jeśli P3state=1 i C3=0 to taśma→1</text:p>
      <text:p text:style-name="Standard">*/</text:p>
      <text:p text:style-name="Standard"/>
      <text:p text:style-name="Standard">Jeśli P1state=1 i C1=1 to P1state→2, <text:span text:style-name="T1">taśma-&gt;0</text:span></text:p>
      <text:p text:style-name="Standard">Jeśli P2state=1 i C2=1 to P2state-&gt;2</text:p>
      <text:p text:style-name="Standard">Jeśli P3state=1 i C3=1 to P3state-&gt;2</text:p>
      <text:p text:style-name="Standard"><text:soft-page-break/></text:p>
      <text:p text:style-name="Standard">Jeśli P1state=2 i C1=0 to P1state-&gt;3</text:p>
      <text:p text:style-name="Standard">Jeśli P2state=2 i C2=0 to P2state-&gt;3</text:p>
      <text:p text:style-name="Standard">Jeśli P3state=2 i C3=0 to P3state-&gt;3</text:p>
      <text:p text:style-name="Standard"/>
      <text:p text:style-name="Standard"/>
      <text:p text:style-name="Standard">Jeśli P1state=4 i C1=1 i taśma=0 to P1state-&gt;5 i taśma-&gt;1</text:p>
      <text:p text:style-name="Standard">Jeśli P2state=4 i C2=1 i taśma=0 to P2state-&gt;5 i taśma-&gt;1</text:p>
      <text:p text:style-name="Standard">Jeśli P3state=4 i C3=1 i taśma=0 to P3state-&gt;5 i taśma-&gt;1</text:p>
      <text:p text:style-name="Standard"/>
      <text:p text:style-name="Standard">Jeśli P1state=5 i laser=0 to taśma-&gt;1</text:p>
      <text:p text:style-name="Standard">Jeśli P2state=5 i laser=0 to taśma-&gt;1</text:p>
      <text:p text:style-name="Standard">Jeśli P3state=5 i laser=0 to taśma-&gt;1</text:p>
      <text:p text:style-name="Standard"/>
      <text:p text:style-name="Standard">LASER</text:p>
      <text:p text:style-name="Standard">Jeśli P1state=5 i laser=1 to P1state-&gt;6</text:p>
      <text:p text:style-name="Standard">Jeśli P2state=5 i laser=1 to P2state-&gt;6</text:p>
      <text:p text:style-name="Standard">Jeśli P3state=5 i laser=1 to P3state-&gt;6</text:p>
      <text:p text:style-name="Standard"/>
      <text:p text:style-name="P1">Teraz najtrudniejsza część, lampki :D</text:p>
      <text:p text:style-name="Standard"/>
      <text:p text:style-name="Standard">LAMPKI</text:p>
      <text:p text:style-name="Standard">L1</text:p>
      <text:p text:style-name="Standard">defaultowo: nie świeć</text:p>
      <text:p text:style-name="Standard">Jeśli P1state=2 to mrugaj co 2 sekundy</text:p>
      <text:p text:style-name="Standard">Jeśli P1state=3 to mrugaj co 4 sekundy</text:p>
      <text:p text:style-name="Standard">Jeśli P1state=4 to świeć ciągłym światłem</text:p>
      <text:p text:style-name="Standard"/>
      <text:p text:style-name="Standard">L2</text:p>
      <text:p text:style-name="Standard">defaultowo: nie świeć</text:p>
      <text:p text:style-name="Standard">Jeśli P2state=2 to mrugaj co 2 sekundy</text:p>
      <text:p text:style-name="Standard">Jeśli P2state=3 to mrugaj co 4 sekundy</text:p>
      <text:p text:style-name="Standard">Jeśli P2state=4 to świeć ciągłym światłem</text:p>
      <text:p text:style-name="Standard"/>
      <text:p text:style-name="Standard">L3</text:p>
      <text:p text:style-name="Standard">defaultowo: nie świeć</text:p>
      <text:p text:style-name="Standard">Jeśli P3state=2 to mrugaj co 2 sekundy</text:p>
      <text:p text:style-name="Standard">Jeśli P3state=3 to mrugaj co 4 sekundy</text:p>
      <text:p text:style-name="Standard">Jeśli P3state=4 to świeć ciągłym światłem</text:p>
      <text:p text:style-name="Standard"/>
      <text:p text:style-name="Standard">L4</text:p>
      <text:p text:style-name="Standard">defaultowo:nie świeć</text:p>
      <text:p text:style-name="Standard"/>
      <text:p text:style-name="Standard">Jeśli P1state=6 poświeć 3 sekundy i P1state-&gt;7</text:p>
      <text:p text:style-name="Standard">Jeśli P2state=6 poświeć 3 sekundy i P2state-&gt;7</text:p>
      <text:p text:style-name="Standard">Jeśli P3state=6 poświeć 3 sekundy i P3state-&gt;7</text:p>
      <text:p text:style-name="Standard"/>
      <text:p text:style-name="Standard">Jeśli P1state=7 głośnik 2 sekundy i P1state-&gt;0</text:p>
      <text:p text:style-name="P2">Jeśli P2state=7 głośnik 2 sekundy i P2state-&gt;0</text:p>
      <text:p text:style-name="P2">Jeśli P3state=7 głośnik 2 sekundy i P3state-&gt;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chał Łątkowski</meta:initial-creator>
    <meta:creation-date>2020-04-24T12:13:21.29</meta:creation-date>
    <dc:date>2020-04-24T15:28:32.617000000</dc:date>
    <meta:editing-duration>PT1H14M51S</meta:editing-duration>
    <meta:editing-cycles>4</meta:editing-cycles>
    <meta:generator>LibreOffice/6.3.3.2$Windows_x86 LibreOffice_project/a64200df03143b798afd1ec74a12ab50359878ed</meta:generator>
    <meta:document-statistic meta:table-count="0" meta:image-count="0" meta:object-count="0" meta:page-count="2" meta:paragraph-count="79" meta:word-count="382" meta:character-count="2355" meta:non-whitespace-character-count="2050"/>
  </office:meta>
</office:document-meta>
</file>